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dd7" officeooo:paragraph-rsid="00007dd7"/>
    </style:style>
    <style:style style:name="P2" style:family="paragraph" style:parent-style-name="Standard">
      <style:text-properties officeooo:rsid="00008c65" officeooo:paragraph-rsid="00008c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2a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07dd7" style:font-weight-asian="bold" style:font-weight-complex="bold"/>
    </style:style>
    <style:style style:name="T4" style:family="text">
      <style:text-properties officeooo:rsid="00025dc6"/>
    </style:style>
    <style:style style:name="T5" style:family="text">
      <style:text-properties officeooo:rsid="00039d03"/>
    </style:style>
    <style:style style:name="T6" style:family="text">
      <style:text-properties officeooo:rsid="0003d600"/>
    </style:style>
    <style:style style:name="T7" style:family="text">
      <style:text-properties officeooo:rsid="0004b463"/>
    </style:style>
    <style:style style:name="T8" style:family="text">
      <style:text-properties officeooo:rsid="0005c2a8"/>
    </style:style>
    <style:style style:name="T9" style:family="text">
      <style:text-properties officeooo:rsid="00065598"/>
    </style:style>
    <style:style style:name="T10" style:family="text">
      <style:text-properties officeooo:rsid="00075a53"/>
    </style:style>
    <style:style style:name="T11" style:family="text">
      <style:text-properties officeooo:rsid="000812db"/>
    </style:style>
    <style:style style:name="T12" style:family="text">
      <style:text-properties officeooo:rsid="0009e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3">NET Framework:</text:span></text:p>
      <text:p text:style-name="P1">Egy szoftver keretrendszer, ami egy sztenderd utat kínál applikációk készítéséhez és deploy-olásához. Biztosít csomó library- és eszközt a fejlesztőknek.</text:p>
      <text:p text:style-name="P2">Két részből áll. </text:p>
      <text:p text:style-name="P2">- <text:span text:style-name="T1">Framework Class Library (FCL):</text:span> Biztosítja az eszközöket ahhoz, hogy végrehajtható legyen a kód. Ez a kód sokféle lehet, beleértve a C#-ot. <text:span text:style-name="T4">Még azt is megengedi, hogy keverve legyenek a nyelvek, hogy ki legyen használva egy adott program előnye. </text:span><text:span text:style-name="T5">C# a legnépszerűbb .NET nyelv, de van több is. </text:span><text:span text:style-name="T6">Sok library-t kínál, hogy egyszerűen megbírkózhassunk a kövezkezőkkel: Munka fájlokkal, hálózati kommunikáció, grafika, többszálúság, security, lista feldolgozás, aszinkron feladatok, valamint adat írása és olavasása adatbázisba, adatbázisból. </text:span><text:span text:style-name="T7">Ez nem a teljes lista. A képességei kiterjeszthetőek. Amennyibe dolgozunk valamin fontos kereshetünk ebben a librariy-ben, illetve third party vendoroknál összetevőkért.</text:span></text:p>
      <text:p text:style-name="P2">- <text:span text:style-name="T2">Common Language Runtime (CLR)</text:span><text:span text:style-name="T8">: Biztosít egy virtual machine-t, mint ami java-ban van, ahhoz hasonlót. </text:span><text:span text:style-name="T9">Ugyanúgy bájtkódra fordul. </text:span><text:span text:style-name="T10">JIT compilation-el valósul meg a fordítás, ez biztosítja az átjárhatóságot. </text:span><text:span text:style-name="T11">A CLR különböző szolgáltatásokat kínál a programunk számára, mint a security, memory management, és exception handling. </text:span><text:span text:style-name="T12">Röviden a CLR menedzseli, hogy a programunk hogyan hajtódik végre. A futó kódot a CLR-ban managed kódnak nevezzük. Legnagyobb előnye, hogy támogatja az automatikus garbage collection-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11T19:56:49.885000000</dc:date>
    <meta:editing-duration>PT22M3S</meta:editing-duration>
    <meta:editing-cycles>11</meta:editing-cycles>
    <meta:document-statistic meta:table-count="0" meta:image-count="0" meta:object-count="0" meta:page-count="1" meta:paragraph-count="5" meta:word-count="189" meta:character-count="1404" meta:non-whitespace-character-count="1219"/>
  </office:meta>
</office:document-meta>
</file>